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9" table:default-cell-style-name="Default"/>
        <table:table-column table:style-name="co2" table:default-cell-style-name="Default"/>
        <table:table-row table:style-name="ro1">
          <table:table-cell table:formula="of:=CHAR(IF(ROW([.A1])+COLUMN([.A1]) + 63&gt; 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 + 63&gt; 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 + 63&gt; 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 + 63&gt; 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 + 63&gt; 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 + 63&gt; 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 + 63&gt; 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 + 63&gt; 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 + 63&gt; 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 + 63&gt; 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 + 63&gt; 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 + 63&gt; 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 + 63&gt; 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 + 63&gt; 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 + 63&gt; 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 + 63&gt; 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 + 63&gt; 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 + 63&gt; 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 + 63&gt; 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 + 63&gt; 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 + 63&gt; 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 + 63&gt; 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 + 63&gt; 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 + 63&gt; 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 + 63&gt; 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 + 63&gt; 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 + 63&gt; 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 + 63&gt; 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 + 63&gt; 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 + 63&gt; 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 + 63&gt; 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 + 63&gt; 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 + 63&gt; 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 + 63&gt; 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 + 63&gt; 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 + 63&gt; 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 + 63&gt; 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 + 63&gt; 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 + 63&gt; 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 + 63&gt; 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 + 63&gt; 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 + 63&gt; 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 + 63&gt; 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 + 63&gt; 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 + 63&gt; 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 + 63&gt; 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 + 63&gt; 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 + 63&gt; 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 + 63&gt; 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 + 63&gt; 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 + 63&gt; 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 + 63&gt; 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formula="of:=CHAR(IF(ROW([.A3])+COLUMN([.A3]) + 63&gt; 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 + 63&gt; 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 + 63&gt; 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 + 63&gt; 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 + 63&gt; 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 + 63&gt; 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 + 63&gt; 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 + 63&gt; 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 + 63&gt; 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 + 63&gt; 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 + 63&gt; 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 + 63&gt; 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 + 63&gt; 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 + 63&gt; 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 + 63&gt; 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 + 63&gt; 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 + 63&gt; 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 + 63&gt; 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 + 63&gt; 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 + 63&gt; 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 + 63&gt; 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 + 63&gt; 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 + 63&gt; 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 + 63&gt; 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 + 63&gt; 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 + 63&gt; 90;ROW([.Z3])+COLUMN([.Z3])+63-26;ROW([.Z3])+COLUMN([.Z3])+63))" office:value-type="string" office:string-value="B" calcext:value-type="string">
            <text:p>B</text:p>
          </table:table-cell>
          <table:table-cell table:formula="of:=INDIRECT(CONCATENATE([.AA1];CODE([.AA2])-64))" office:value-type="string" office:string-value="K" calcext:value-type="string">
            <text:p>K</text:p>
          </table:table-cell>
          <table:table-cell table:formula="of:=INDIRECT(CONCATENATE([.AB1];CODE([.AB2])-64))" office:value-type="string" office:string-value="B" calcext:value-type="string">
            <text:p>B</text:p>
          </table:table-cell>
          <table:table-cell table:formula="of:=INDIRECT(CONCATENATE([.AC1];CODE([.AC2])-64))" office:value-type="string" office:string-value="Q" calcext:value-type="string">
            <text:p>Q</text:p>
          </table:table-cell>
          <table:table-cell table:formula="of:=INDIRECT(CONCATENATE([.AD1];CODE([.AD2])-64))" office:value-type="string" office:string-value="Z" calcext:value-type="string">
            <text:p>Z</text:p>
          </table:table-cell>
          <table:table-cell table:formula="of:=INDIRECT(CONCATENATE([.AE1];CODE([.AE2])-64))" office:value-type="string" office:string-value="V" calcext:value-type="string">
            <text:p>V</text:p>
          </table:table-cell>
          <table:table-cell table:formula="of:=INDIRECT(CONCATENATE([.AF1];CODE([.AF2])-64))" office:value-type="string" office:string-value="S" calcext:value-type="string">
            <text:p>S</text:p>
          </table:table-cell>
          <table:table-cell table:formula="of:=INDIRECT(CONCATENATE([.AG1];CODE([.AG2])-64))" office:value-type="string" office:string-value="I" calcext:value-type="string">
            <text:p>I</text:p>
          </table:table-cell>
          <table:table-cell table:formula="of:=INDIRECT(CONCATENATE([.AH1];CODE([.AH2])-64))" office:value-type="string" office:string-value="N" calcext:value-type="string">
            <text:p>N</text:p>
          </table:table-cell>
          <table:table-cell table:formula="of:=INDIRECT(CONCATENATE([.AI1];CODE([.AI2])-64))" office:value-type="string" office:string-value="K" calcext:value-type="string">
            <text:p>K</text:p>
          </table:table-cell>
          <table:table-cell table:formula="of:=INDIRECT(CONCATENATE([.AJ1];CODE([.AJ2])-64))" office:value-type="string" office:string-value="Q" calcext:value-type="string">
            <text:p>Q</text:p>
          </table:table-cell>
          <table:table-cell table:formula="of:=INDIRECT(CONCATENATE([.AK1];CODE([.AK2])-64))" office:value-type="string" office:string-value="O" calcext:value-type="string">
            <text:p>O</text:p>
          </table:table-cell>
          <table:table-cell table:formula="of:=INDIRECT(CONCATENATE([.AL1];CODE([.AL2])-64))" office:value-type="string" office:string-value="A" calcext:value-type="string">
            <text:p>A</text:p>
          </table:table-cell>
          <table:table-cell table:formula="of:=INDIRECT(CONCATENATE([.AM1];CODE([.AM2])-64))" office:value-type="string" office:string-value="G" calcext:value-type="string">
            <text:p>G</text:p>
          </table:table-cell>
          <table:table-cell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 + 63&gt; 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 + 63&gt; 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 + 63&gt; 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 + 63&gt; 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 + 63&gt; 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 + 63&gt; 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 + 63&gt; 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 + 63&gt; 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 + 63&gt; 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 + 63&gt; 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 + 63&gt; 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 + 63&gt; 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 + 63&gt; 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 + 63&gt; 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 + 63&gt; 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 + 63&gt; 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 + 63&gt; 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 + 63&gt; 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 + 63&gt; 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 + 63&gt; 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 + 63&gt; 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 + 63&gt; 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 + 63&gt; 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 + 63&gt; 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 + 63&gt; 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 + 63&gt; 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 + 63&gt; 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 + 63&gt; 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 + 63&gt; 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 + 63&gt; 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 + 63&gt; 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 + 63&gt; 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 + 63&gt; 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 + 63&gt; 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 + 63&gt; 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 + 63&gt; 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 + 63&gt; 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 + 63&gt; 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 + 63&gt; 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 + 63&gt; 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 + 63&gt; 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 + 63&gt; 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 + 63&gt; 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 + 63&gt; 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 + 63&gt; 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 + 63&gt; 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 + 63&gt; 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 + 63&gt; 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 + 63&gt; 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 + 63&gt; 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 + 63&gt; 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 + 63&gt; 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13"/>
        </table:table-row>
        <table:table-row table:style-name="ro1">
          <table:table-cell table:formula="of:=CHAR(IF(ROW([.A6])+COLUMN([.A6]) + 63&gt; 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 + 63&gt; 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 + 63&gt; 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 + 63&gt; 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 + 63&gt; 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 + 63&gt; 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 + 63&gt; 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 + 63&gt; 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 + 63&gt; 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 + 63&gt; 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 + 63&gt; 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 + 63&gt; 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 + 63&gt; 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 + 63&gt; 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 + 63&gt; 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 + 63&gt; 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 + 63&gt; 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 + 63&gt; 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 + 63&gt; 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 + 63&gt; 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 + 63&gt; 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 + 63&gt; 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 + 63&gt; 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 + 63&gt; 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 + 63&gt; 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 + 63&gt; 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+COLUMN([.A7]) + 63&gt; 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 + 63&gt; 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 + 63&gt; 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 + 63&gt; 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 + 63&gt; 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 + 63&gt; 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 + 63&gt; 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 + 63&gt; 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 + 63&gt; 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 + 63&gt; 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 + 63&gt; 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 + 63&gt; 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 + 63&gt; 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 + 63&gt; 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 + 63&gt; 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 + 63&gt; 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 + 63&gt; 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 + 63&gt; 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 + 63&gt; 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 + 63&gt; 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 + 63&gt; 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 + 63&gt; 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 + 63&gt; 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 + 63&gt; 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 + 63&gt; 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 + 63&gt; 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Złącz TEKSTY</text:p>
          </table:table-cell>
          <table:table-cell table:number-columns-repeated="13"/>
        </table:table-row>
        <table:table-row table:style-name="ro1">
          <table:table-cell table:formula="of:=CHAR(IF(ROW([.A8])+COLUMN([.A8]) + 63&gt; 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 + 63&gt; 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 + 63&gt; 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 + 63&gt; 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 + 63&gt; 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 + 63&gt; 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 + 63&gt; 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 + 63&gt; 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 + 63&gt; 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 + 63&gt; 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 + 63&gt; 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 + 63&gt; 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 + 63&gt; 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 + 63&gt; 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 + 63&gt; 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 + 63&gt; 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 + 63&gt; 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 + 63&gt; 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 + 63&gt; 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 + 63&gt; 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 + 63&gt; 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 + 63&gt; 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 + 63&gt; 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 + 63&gt; 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 + 63&gt; 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 + 63&gt; 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a1</text:p>
          </table:table-cell>
          <table:table-cell table:number-columns-repeated="13"/>
        </table:table-row>
        <table:table-row table:style-name="ro1">
          <table:table-cell table:formula="of:=CHAR(IF(ROW([.A9])+COLUMN([.A9]) + 63&gt; 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 + 63&gt; 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 + 63&gt; 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 + 63&gt; 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 + 63&gt; 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 + 63&gt; 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 + 63&gt; 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 + 63&gt; 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 + 63&gt; 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 + 63&gt; 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 + 63&gt; 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 + 63&gt; 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 + 63&gt; 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 + 63&gt; 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 + 63&gt; 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 + 63&gt; 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 + 63&gt; 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 + 63&gt; 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 + 63&gt; 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 + 63&gt; 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 + 63&gt; 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 + 63&gt; 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 + 63&gt; 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 + 63&gt; 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 + 63&gt; 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 + 63&gt; 90;ROW([.Z9])+COLUMN([.Z9])+63-26;ROW([.Z9])+COLUMN([.Z9])+63))" office:value-type="string" office:string-value="H" calcext:value-type="string">
            <text:p>H</text:p>
          </table:table-cell>
          <table:table-cell table:formula="of:=CODE([.AA2])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table:formula="of:=CHAR(IF(ROW([.A10])+COLUMN([.A10]) + 63&gt; 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 + 63&gt; 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 + 63&gt; 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 + 63&gt; 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 + 63&gt; 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 + 63&gt; 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 + 63&gt; 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 + 63&gt; 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 + 63&gt; 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 + 63&gt; 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 + 63&gt; 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 + 63&gt; 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 + 63&gt; 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 + 63&gt; 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 + 63&gt; 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 + 63&gt; 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 + 63&gt; 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 + 63&gt; 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 + 63&gt; 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 + 63&gt; 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 + 63&gt; 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 + 63&gt; 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 + 63&gt; 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 + 63&gt; 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 + 63&gt; 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 + 63&gt; 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 + 63&gt; 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 + 63&gt; 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 + 63&gt; 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 + 63&gt; 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 + 63&gt; 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 + 63&gt; 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 + 63&gt; 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 + 63&gt; 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 + 63&gt; 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 + 63&gt; 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 + 63&gt; 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 + 63&gt; 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 + 63&gt; 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 + 63&gt; 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 + 63&gt; 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 + 63&gt; 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 + 63&gt; 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 + 63&gt; 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 + 63&gt; 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 + 63&gt; 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 + 63&gt; 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 + 63&gt; 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 + 63&gt; 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 + 63&gt; 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 + 63&gt; 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 + 63&gt; 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 + 63&gt; 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 + 63&gt; 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 + 63&gt; 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 + 63&gt; 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 + 63&gt; 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 + 63&gt; 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 + 63&gt; 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 + 63&gt; 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 + 63&gt; 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 + 63&gt; 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 + 63&gt; 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 + 63&gt; 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 + 63&gt; 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 + 63&gt; 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 + 63&gt; 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 + 63&gt; 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 + 63&gt; 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 + 63&gt; 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 + 63&gt; 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 + 63&gt; 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 + 63&gt; 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 + 63&gt; 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 + 63&gt; 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 + 63&gt; 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 + 63&gt; 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 + 63&gt; 90;ROW([.Z12])+COLUMN([.Z12])+63-26;ROW([.Z12])+COLUMN([.Z12])+63))" office:value-type="string" office:string-value="K" calcext:value-type="string">
            <text:p>K</text:p>
          </table:table-cell>
          <table:table-cell table:number-columns-repeated="2"/>
          <table:table-cell office:value-type="string" calcext:value-type="string">
            <text:p>bierz pod uwage klucz, szyfrogram, </text:p>
          </table:table-cell>
          <table:table-cell table:number-columns-repeated="11"/>
        </table:table-row>
        <table:table-row table:style-name="ro1">
          <table:table-cell table:formula="of:=CHAR(IF(ROW([.A13])+COLUMN([.A13]) + 63&gt; 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 + 63&gt; 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 + 63&gt; 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 + 63&gt; 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 + 63&gt; 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 + 63&gt; 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 + 63&gt; 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 + 63&gt; 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 + 63&gt; 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 + 63&gt; 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 + 63&gt; 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 + 63&gt; 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 + 63&gt; 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 + 63&gt; 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 + 63&gt; 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 + 63&gt; 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 + 63&gt; 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 + 63&gt; 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 + 63&gt; 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 + 63&gt; 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 + 63&gt; 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 + 63&gt; 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 + 63&gt; 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 + 63&gt; 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 + 63&gt; 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 + 63&gt; 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 + 63&gt; 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 + 63&gt; 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 + 63&gt; 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 + 63&gt; 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 + 63&gt; 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 + 63&gt; 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 + 63&gt; 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 + 63&gt; 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 + 63&gt; 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 + 63&gt; 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 + 63&gt; 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 + 63&gt; 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 + 63&gt; 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 + 63&gt; 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 + 63&gt; 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 + 63&gt; 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 + 63&gt; 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 + 63&gt; 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 + 63&gt; 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 + 63&gt; 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 + 63&gt; 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 + 63&gt; 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 + 63&gt; 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 + 63&gt; 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 + 63&gt; 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 + 63&gt; 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 + 63&gt; 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 + 63&gt; 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 + 63&gt; 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 + 63&gt; 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 + 63&gt; 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 + 63&gt; 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 + 63&gt; 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 + 63&gt; 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 + 63&gt; 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 + 63&gt; 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 + 63&gt; 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 + 63&gt; 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 + 63&gt; 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 + 63&gt; 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 + 63&gt; 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 + 63&gt; 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 + 63&gt; 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 + 63&gt; 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 + 63&gt; 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 + 63&gt; 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 + 63&gt; 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 + 63&gt; 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 + 63&gt; 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 + 63&gt; 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 + 63&gt; 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 + 63&gt; 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 + 63&gt; 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 + 63&gt; 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 + 63&gt; 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 + 63&gt; 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 + 63&gt; 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 + 63&gt; 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 + 63&gt; 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 + 63&gt; 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 + 63&gt; 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 + 63&gt; 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 + 63&gt; 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 + 63&gt; 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 + 63&gt; 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 + 63&gt; 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 + 63&gt; 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 + 63&gt; 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 + 63&gt; 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 + 63&gt; 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 + 63&gt; 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 + 63&gt; 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 + 63&gt; 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 + 63&gt; 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 + 63&gt; 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 + 63&gt; 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 + 63&gt; 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 + 63&gt; 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 + 63&gt; 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 + 63&gt; 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 + 63&gt; 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 + 63&gt; 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 + 63&gt; 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 + 63&gt; 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 + 63&gt; 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 + 63&gt; 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 + 63&gt; 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 + 63&gt; 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 + 63&gt; 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 + 63&gt; 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 + 63&gt; 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 + 63&gt; 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 + 63&gt; 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 + 63&gt; 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 + 63&gt; 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 + 63&gt; 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 + 63&gt; 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 + 63&gt; 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 + 63&gt; 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 + 63&gt; 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 + 63&gt; 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 + 63&gt; 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 + 63&gt; 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 + 63&gt; 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 + 63&gt; 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 + 63&gt; 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 + 63&gt; 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 + 63&gt; 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 + 63&gt; 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 + 63&gt; 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 + 63&gt; 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 + 63&gt; 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 + 63&gt; 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 + 63&gt; 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 + 63&gt; 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 + 63&gt; 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 + 63&gt; 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 + 63&gt; 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 + 63&gt; 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 + 63&gt; 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 + 63&gt; 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 + 63&gt; 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 + 63&gt; 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 + 63&gt; 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 + 63&gt; 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 + 63&gt; 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 + 63&gt; 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 + 63&gt; 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 + 63&gt; 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 + 63&gt; 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 + 63&gt; 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 + 63&gt; 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 + 63&gt; 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 + 63&gt; 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 + 63&gt; 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 + 63&gt; 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 + 63&gt; 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 + 63&gt; 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 + 63&gt; 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 + 63&gt; 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 + 63&gt; 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 + 63&gt; 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 + 63&gt; 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 + 63&gt; 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 + 63&gt; 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 + 63&gt; 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 + 63&gt; 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 + 63&gt; 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 + 63&gt; 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 + 63&gt; 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 + 63&gt; 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 + 63&gt; 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 + 63&gt; 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 + 63&gt; 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 + 63&gt; 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 + 63&gt; 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 + 63&gt; 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 + 63&gt; 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 + 63&gt; 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 + 63&gt; 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 + 63&gt; 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 + 63&gt; 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 + 63&gt; 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 + 63&gt; 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 + 63&gt; 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 + 63&gt; 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 + 63&gt; 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 + 63&gt; 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 + 63&gt; 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 + 63&gt; 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 + 63&gt; 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 + 63&gt; 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 + 63&gt; 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 + 63&gt; 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 + 63&gt; 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 + 63&gt; 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 + 63&gt; 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 + 63&gt; 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 + 63&gt; 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 + 63&gt; 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 + 63&gt; 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 + 63&gt; 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 + 63&gt; 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 + 63&gt; 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 + 63&gt; 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 + 63&gt; 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 + 63&gt; 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 + 63&gt; 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 + 63&gt; 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 + 63&gt; 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 + 63&gt; 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 + 63&gt; 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 + 63&gt; 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 + 63&gt; 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 + 63&gt; 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 + 63&gt; 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 + 63&gt; 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 + 63&gt; 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 + 63&gt; 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 + 63&gt; 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 + 63&gt; 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 + 63&gt; 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 + 63&gt; 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 + 63&gt; 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 + 63&gt; 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 + 63&gt; 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 + 63&gt; 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 + 63&gt; 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 + 63&gt; 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 + 63&gt; 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 + 63&gt; 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 + 63&gt; 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 + 63&gt; 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 + 63&gt; 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 + 63&gt; 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 + 63&gt; 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 + 63&gt; 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 + 63&gt; 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 + 63&gt; 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 + 63&gt; 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 + 63&gt; 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 + 63&gt; 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 + 63&gt; 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 + 63&gt; 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 + 63&gt; 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 + 63&gt; 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 + 63&gt; 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 + 63&gt; 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 + 63&gt; 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 + 63&gt; 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 + 63&gt; 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 + 63&gt; 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 + 63&gt; 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 + 63&gt; 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 + 63&gt; 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 + 63&gt; 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 + 63&gt; 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 + 63&gt; 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 + 63&gt; 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 + 63&gt; 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 + 63&gt; 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 + 63&gt; 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 + 63&gt; 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 + 63&gt; 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 + 63&gt; 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 + 63&gt; 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 + 63&gt; 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 + 63&gt; 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 + 63&gt; 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 + 63&gt; 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 + 63&gt; 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 + 63&gt; 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 + 63&gt; 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 + 63&gt; 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 + 63&gt; 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 + 63&gt; 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 + 63&gt; 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 + 63&gt; 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 + 63&gt; 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 + 63&gt; 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 + 63&gt; 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 + 63&gt; 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 + 63&gt; 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 + 63&gt; 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 + 63&gt; 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 + 63&gt; 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 + 63&gt; 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 + 63&gt; 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 + 63&gt; 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 + 63&gt; 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 + 63&gt; 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 + 63&gt; 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 + 63&gt; 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 + 63&gt; 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 + 63&gt; 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 + 63&gt; 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 + 63&gt; 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 + 63&gt; 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 + 63&gt; 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 + 63&gt; 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 + 63&gt; 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 + 63&gt; 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 + 63&gt; 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 + 63&gt; 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 + 63&gt; 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 + 63&gt; 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 + 63&gt; 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 + 63&gt; 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 + 63&gt; 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 + 63&gt; 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 + 63&gt; 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 + 63&gt; 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 + 63&gt; 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 + 63&gt; 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 + 63&gt; 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 + 63&gt; 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 + 63&gt; 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 + 63&gt; 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 + 63&gt; 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 + 63&gt; 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 + 63&gt; 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 + 63&gt; 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 + 63&gt; 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 + 63&gt; 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 + 63&gt; 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 + 63&gt; 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 + 63&gt; 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 + 63&gt; 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 + 63&gt; 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 + 63&gt; 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 + 63&gt; 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 + 63&gt; 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 + 63&gt; 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 + 63&gt; 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 + 63&gt; 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 + 63&gt; 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 + 63&gt; 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 + 63&gt; 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 + 63&gt; 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 + 63&gt; 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 + 63&gt; 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 + 63&gt; 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 + 63&gt; 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 + 63&gt; 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 + 63&gt; 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 + 63&gt; 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 + 63&gt; 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 + 63&gt; 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 + 63&gt; 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 + 63&gt; 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 + 63&gt; 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 + 63&gt; 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 + 63&gt; 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 + 63&gt; 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 + 63&gt; 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 + 63&gt; 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 + 63&gt; 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 + 63&gt; 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  <table:table-row table:style-name="ro1">
          <table:table-cell table:formula="of:=CHAR(IF(ROW([.A27])+COLUMN([.A27]) + 63&gt; 90;ROW([.A27])+COLUMN([.A27])+63-26;ROW([.A27])+COLUMN([.A27])+63))" office:value-type="string" office:string-value="A" calcext:value-type="string">
            <text:p>A</text:p>
          </table:table-cell>
          <table:table-cell table:formula="of:=CHAR(IF(ROW([.B27])+COLUMN([.B27]) + 63&gt; 90;ROW([.B27])+COLUMN([.B27])+63-26;ROW([.B27])+COLUMN([.B27])+63))" office:value-type="string" office:string-value="B" calcext:value-type="string">
            <text:p>B</text:p>
          </table:table-cell>
          <table:table-cell table:formula="of:=CHAR(IF(ROW([.C27])+COLUMN([.C27]) + 63&gt; 90;ROW([.C27])+COLUMN([.C27])+63-26;ROW([.C27])+COLUMN([.C27])+63))" office:value-type="string" office:string-value="C" calcext:value-type="string">
            <text:p>C</text:p>
          </table:table-cell>
          <table:table-cell table:formula="of:=CHAR(IF(ROW([.D27])+COLUMN([.D27]) + 63&gt; 90;ROW([.D27])+COLUMN([.D27])+63-26;ROW([.D27])+COLUMN([.D27])+63))" office:value-type="string" office:string-value="D" calcext:value-type="string">
            <text:p>D</text:p>
          </table:table-cell>
          <table:table-cell table:formula="of:=CHAR(IF(ROW([.E27])+COLUMN([.E27]) + 63&gt; 90;ROW([.E27])+COLUMN([.E27])+63-26;ROW([.E27])+COLUMN([.E27])+63))" office:value-type="string" office:string-value="E" calcext:value-type="string">
            <text:p>E</text:p>
          </table:table-cell>
          <table:table-cell table:formula="of:=CHAR(IF(ROW([.F27])+COLUMN([.F27]) + 63&gt; 90;ROW([.F27])+COLUMN([.F27])+63-26;ROW([.F27])+COLUMN([.F27])+63))" office:value-type="string" office:string-value="F" calcext:value-type="string">
            <text:p>F</text:p>
          </table:table-cell>
          <table:table-cell table:formula="of:=CHAR(IF(ROW([.G27])+COLUMN([.G27]) + 63&gt; 90;ROW([.G27])+COLUMN([.G27])+63-26;ROW([.G27])+COLUMN([.G27])+63))" office:value-type="string" office:string-value="G" calcext:value-type="string">
            <text:p>G</text:p>
          </table:table-cell>
          <table:table-cell table:formula="of:=CHAR(IF(ROW([.H27])+COLUMN([.H27]) + 63&gt; 90;ROW([.H27])+COLUMN([.H27])+63-26;ROW([.H27])+COLUMN([.H27])+63))" office:value-type="string" office:string-value="H" calcext:value-type="string">
            <text:p>H</text:p>
          </table:table-cell>
          <table:table-cell table:formula="of:=CHAR(IF(ROW([.I27])+COLUMN([.I27]) + 63&gt; 90;ROW([.I27])+COLUMN([.I27])+63-26;ROW([.I27])+COLUMN([.I27])+63))" office:value-type="string" office:string-value="I" calcext:value-type="string">
            <text:p>I</text:p>
          </table:table-cell>
          <table:table-cell table:formula="of:=CHAR(IF(ROW([.J27])+COLUMN([.J27]) + 63&gt; 90;ROW([.J27])+COLUMN([.J27])+63-26;ROW([.J27])+COLUMN([.J27])+63))" office:value-type="string" office:string-value="J" calcext:value-type="string">
            <text:p>J</text:p>
          </table:table-cell>
          <table:table-cell table:formula="of:=CHAR(IF(ROW([.K27])+COLUMN([.K27]) + 63&gt; 90;ROW([.K27])+COLUMN([.K27])+63-26;ROW([.K27])+COLUMN([.K27])+63))" office:value-type="string" office:string-value="K" calcext:value-type="string">
            <text:p>K</text:p>
          </table:table-cell>
          <table:table-cell table:formula="of:=CHAR(IF(ROW([.L27])+COLUMN([.L27]) + 63&gt; 90;ROW([.L27])+COLUMN([.L27])+63-26;ROW([.L27])+COLUMN([.L27])+63))" office:value-type="string" office:string-value="L" calcext:value-type="string">
            <text:p>L</text:p>
          </table:table-cell>
          <table:table-cell table:formula="of:=CHAR(IF(ROW([.M27])+COLUMN([.M27]) + 63&gt; 90;ROW([.M27])+COLUMN([.M27])+63-26;ROW([.M27])+COLUMN([.M27])+63))" office:value-type="string" office:string-value="M" calcext:value-type="string">
            <text:p>M</text:p>
          </table:table-cell>
          <table:table-cell table:formula="of:=CHAR(IF(ROW([.N27])+COLUMN([.N27]) + 63&gt; 90;ROW([.N27])+COLUMN([.N27])+63-26;ROW([.N27])+COLUMN([.N27])+63))" office:value-type="string" office:string-value="N" calcext:value-type="string">
            <text:p>N</text:p>
          </table:table-cell>
          <table:table-cell table:formula="of:=CHAR(IF(ROW([.O27])+COLUMN([.O27]) + 63&gt; 90;ROW([.O27])+COLUMN([.O27])+63-26;ROW([.O27])+COLUMN([.O27])+63))" office:value-type="string" office:string-value="O" calcext:value-type="string">
            <text:p>O</text:p>
          </table:table-cell>
          <table:table-cell table:formula="of:=CHAR(IF(ROW([.P27])+COLUMN([.P27]) + 63&gt; 90;ROW([.P27])+COLUMN([.P27])+63-26;ROW([.P27])+COLUMN([.P27])+63))" office:value-type="string" office:string-value="P" calcext:value-type="string">
            <text:p>P</text:p>
          </table:table-cell>
          <table:table-cell table:formula="of:=CHAR(IF(ROW([.Q27])+COLUMN([.Q27]) + 63&gt; 90;ROW([.Q27])+COLUMN([.Q27])+63-26;ROW([.Q27])+COLUMN([.Q27])+63))" office:value-type="string" office:string-value="Q" calcext:value-type="string">
            <text:p>Q</text:p>
          </table:table-cell>
          <table:table-cell table:formula="of:=CHAR(IF(ROW([.R27])+COLUMN([.R27]) + 63&gt; 90;ROW([.R27])+COLUMN([.R27])+63-26;ROW([.R27])+COLUMN([.R27])+63))" office:value-type="string" office:string-value="R" calcext:value-type="string">
            <text:p>R</text:p>
          </table:table-cell>
          <table:table-cell table:formula="of:=CHAR(IF(ROW([.S27])+COLUMN([.S27]) + 63&gt; 90;ROW([.S27])+COLUMN([.S27])+63-26;ROW([.S27])+COLUMN([.S27])+63))" office:value-type="string" office:string-value="S" calcext:value-type="string">
            <text:p>S</text:p>
          </table:table-cell>
          <table:table-cell table:formula="of:=CHAR(IF(ROW([.T27])+COLUMN([.T27]) + 63&gt; 90;ROW([.T27])+COLUMN([.T27])+63-26;ROW([.T27])+COLUMN([.T27])+63))" office:value-type="string" office:string-value="T" calcext:value-type="string">
            <text:p>T</text:p>
          </table:table-cell>
          <table:table-cell table:formula="of:=CHAR(IF(ROW([.U27])+COLUMN([.U27]) + 63&gt; 90;ROW([.U27])+COLUMN([.U27])+63-26;ROW([.U27])+COLUMN([.U27])+63))" office:value-type="string" office:string-value="U" calcext:value-type="string">
            <text:p>U</text:p>
          </table:table-cell>
          <table:table-cell table:formula="of:=CHAR(IF(ROW([.V27])+COLUMN([.V27]) + 63&gt; 90;ROW([.V27])+COLUMN([.V27])+63-26;ROW([.V27])+COLUMN([.V27])+63))" office:value-type="string" office:string-value="V" calcext:value-type="string">
            <text:p>V</text:p>
          </table:table-cell>
          <table:table-cell table:formula="of:=CHAR(IF(ROW([.W27])+COLUMN([.W27]) + 63&gt; 90;ROW([.W27])+COLUMN([.W27])+63-26;ROW([.W27])+COLUMN([.W27])+63))" office:value-type="string" office:string-value="W" calcext:value-type="string">
            <text:p>W</text:p>
          </table:table-cell>
          <table:table-cell table:formula="of:=CHAR(IF(ROW([.X27])+COLUMN([.X27]) + 63&gt; 90;ROW([.X27])+COLUMN([.X27])+63-26;ROW([.X27])+COLUMN([.X27])+63))" office:value-type="string" office:string-value="X" calcext:value-type="string">
            <text:p>X</text:p>
          </table:table-cell>
          <table:table-cell table:formula="of:=CHAR(IF(ROW([.Y27])+COLUMN([.Y27]) + 63&gt; 90;ROW([.Y27])+COLUMN([.Y27])+63-26;ROW([.Y27])+COLUMN([.Y27])+63))" office:value-type="string" office:string-value="Y" calcext:value-type="string">
            <text:p>Y</text:p>
          </table:table-cell>
          <table:table-cell table:formula="of:=CHAR(IF(ROW([.Z27])+COLUMN([.Z27]) + 63&gt; 90;ROW([.Z27])+COLUMN([.Z27])+63-26;ROW([.Z27])+COLUMN([.Z27])+63))" office:value-type="string" office:string-value="Z" calcext:value-type="string">
            <text:p>Z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08:08:24.08955274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47:34.947835629</meta:creation-date>
    <dc:date>2017-03-07T08:25:33.966073255</dc:date>
    <meta:editing-duration>PT14M40S</meta:editing-duration>
    <meta:editing-cycles>3</meta:editing-cycles>
    <meta:generator>LibreOffice/5.2.4.2.1$Linux_X86_64 LibreOffice_project/20m0$Build-2</meta:generator>
    <meta:document-statistic meta:table-count="1" meta:cell-count="750" meta:object-count="0"/>
  </office:meta>
</office:document-meta>
</file>